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text>Gegeben:</mtext>
        </mtd>
      </mtr>
      <mtr>
        <mtd>
          <mrow>
            <mrow>
              <mover accent="true">
                <msub>
                  <mi>I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150</mn>
                      </mtd>
                    </mtr>
                    <mtr>
                      <mtd>
                        <mn>100</mn>
                      </mtd>
                    </mtr>
                    <mtr>
                      <mtd>
                        <mn>200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I</mi>
                  <mn>2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140</mn>
                      </mtd>
                    </mtr>
                    <mtr>
                      <mtd>
                        <mn>180</mn>
                      </mtd>
                    </mtr>
                    <mtr>
                      <mtd>
                        <mn>40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B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255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B</mi>
                  <mn>2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255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  <mi>,</mi>
          </mrow>
        </mtd>
      </mtr>
      <mtr>
        <mtd>
          <mrow/>
        </mtd>
      </mtr>
      <mtr>
        <mtd columnalign="left">
          <mtext>Umrechnen in [0,1] (gerundet auf zwei Nachkommastellen):</mtext>
        </mtd>
      </mtr>
      <mtr>
        <mtd>
          <mrow>
            <mrow>
              <mover accent="true">
                <msub>
                  <mi>I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.59</mn>
                      </mtd>
                    </mtr>
                    <mtr>
                      <mtd>
                        <mn>0.39</mn>
                      </mtd>
                    </mtr>
                    <mtr>
                      <mtd>
                        <mn>0.78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I</mi>
                  <mn>2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.55</mn>
                      </mtd>
                    </mtr>
                    <mtr>
                      <mtd>
                        <mn>0.71</mn>
                      </mtd>
                    </mtr>
                    <mtr>
                      <mtd>
                        <mn>0.16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B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B</mi>
                  <mn>2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  <mi>,</mi>
          </mrow>
        </mtd>
      </mtr>
      <mtr>
        <mtd>
          <mrow/>
        </mtd>
      </mtr>
      <mtr>
        <mtd columnalign="left">
          <mtext>Einsetzen in Gleichung:</mtext>
        </mtd>
      </mtr>
      <mtr>
        <mtd>
          <mtext>Annahme dass Werte bei der Subtraktion auf [0,1] geklemmt werden.</mtext>
        </mtd>
      </mtr>
      <mtr>
        <mtd>
          <mrow>
            <mi mathvariant="normal">α</mi>
            <mo stretchy="false">=</mo>
            <mrow>
              <mn>1</mn>
              <mo stretchy="false">−</mo>
              <mrow>
                <mo fence="true" stretchy="false">(</mo>
                <mrow>
                  <mfrac>
                    <mrow>
                      <mrow>
                        <mo fence="true" stretchy="false">(</mo>
                        <mrow>
                          <mrow>
                            <msub>
                              <mi>I</mi>
                              <mn>1</mn>
                            </msub>
                            <mo stretchy="false">−</mo>
                            <msub>
                              <mi>I</mi>
                              <mn>2</mn>
                            </msub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b>
                              <mi>B</mi>
                              <mn>1</mn>
                            </msub>
                            <mo stretchy="false">−</mo>
                            <msub>
                              <mi>B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sub>
                              <mi>B</mi>
                              <mn>1</mn>
                            </msub>
                            <mo stretchy="false">−</mo>
                            <msub>
                              <mi>B</mi>
                              <mn>2</mn>
                            </msub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b>
                              <mi>B</mi>
                              <mn>1</mn>
                            </msub>
                            <mo stretchy="false">−</mo>
                            <msub>
                              <mi>B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  <mo stretchy="false">=</mo>
            <mn>0.38</mn>
          </mrow>
        </mtd>
      </mtr>
      <mtr>
        <mtd>
          <mrow/>
        </mtd>
      </mtr>
      <mtr>
        <mtd columnalign="left">
          <mtext>Alpha-Wert in RGB umrechnen:</mtext>
        </mtd>
      </mtr>
      <mtr>
        <mtd>
          <mrow>
            <mrow>
              <mstyle mathvariant="bold">
                <mn>0.38</mn>
              </mstyle>
              <mo stretchy="false">∗</mo>
              <mn>255</mn>
            </mrow>
            <mo stretchy="false">=</mo>
            <mstyle mathvariant="bold">
              <mn>97</mn>
            </mstyle>
          </mrow>
        </mtd>
      </mtr>
    </mtable>
    <annotation encoding="StarMath 5.0">alignl "Gegeben:" newline 
vec{ I_1 } = left ( matrix{150 ## 100 ## 200 } right ),
vec{ I_2 } = left ( matrix{140 ## 180 ## 40 } right ),
vec{ B_1 } = left ( matrix{0 ## 0 ## 255 } right ),
vec{ B_2 } = left ( matrix{0 ## 255 ## 0 } right ),
newline newline 


alignl "Umrechnen in [0,1] (gerundet auf zwei Nachkommastellen):" newline 
vec{ I_1 } = left ( matrix{0.59 ## 0.39 ## 0.78 } right ),
vec{ I_2 } = left ( matrix{0.55 ## 0.71 ## 0.16 } right ),
vec{ B_1 } = left ( matrix{0 ## 0 ## 1 } right ),
vec{ B_2 } = left ( matrix{0 ## 1 ## 0 } right ),
newline newline 


alignl "Einsetzen in Gleichung:" newline 
"Annahme dass Werte bei der Subtraktion auf [0,1] geklemmt werden."
newline 
%alpha = 1 - ( {(I_1 - I_2) (B_1-B_2)} 
			over {(B_1 - B_2) (B_1-B_2)} )
= 0.38 
newline newline 

alignl "Alpha-Wert in RGB umrechnen:" newline 
bold 0.38 * 255 = bold 97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7:08:29.337456431</meta:creation-date>
    <meta:editing-duration>PT4M53S</meta:editing-duration>
    <meta:editing-cycles>2</meta:editing-cycles>
    <meta:generator>LibreOffice/5.3.1.2$Linux_X86_64 LibreOffice_project/30m0$Build-2</meta:generator>
    <dc:date>2017-05-10T17:55:13.623991708</dc:date>
  </office:meta>
</office:document-meta>
</file>